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4pt" style:font-size-asian="14pt" style:font-size-complex="14pt"/>
    </style:style>
    <style:style style:name="P2" style:family="paragraph" style:parent-style-name="Standard" style:list-style-name="L2">
      <style:paragraph-properties fo:line-height="100%"/>
      <style:text-properties fo:font-size="14pt" style:font-size-asian="14pt" style:font-size-complex="14pt"/>
    </style:style>
    <style:style style:name="P3" style:family="paragraph" style:parent-style-name="Standard" style:list-style-name="L3">
      <style:paragraph-properties fo:line-height="100%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L2">
      <style:paragraph-properties fo:line-height="100%"/>
      <style:text-properties fo:font-size="10pt" style:font-size-asian="8.75pt" style:font-size-complex="10pt"/>
    </style:style>
    <style:style style:name="P6" style:family="paragraph" style:parent-style-name="Standard" style:list-style-name="L3">
      <style:paragraph-properties fo:line-height="100%"/>
      <style:text-properties fo:font-size="10.5pt" style:font-size-asian="9.14999961853027pt" style:font-size-complex="10.5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Work Report ( period 1.9.2013 to 30.9.2013) by RRU</text:p>
      <text:list xml:id="list20904290211" text:style-name="L2">
        <text:list-header>
          <text:p text:style-name="P2"/>
          <text:p text:style-name="P5"/>
        </text:list-header>
      </text:list>
      <text:list xml:id="list1195574361" text:style-name="L3">
        <text:list-item>
          <text:list>
            <text:list-item>
              <text:list>
                <text:list-item>
                  <text:p text:style-name="P3">Worked on mcmtest.c program (USB_RS485) for FE monitoring.</text:p>
                  <text:p text:style-name="P6"/>
                </text:list-item>
                <text:list-item>
                  <text:p text:style-name="P3">Installed Readline Library &amp; Libxml library on Charu Machine.</text:p>
                  <text:p text:style-name="P3">Complied Online_v2 on Charu's Dell Machine connected it with a MCM card programmed with 192.168.4.125.</text:p>
                  <text:p text:style-name="P6"/>
                </text:list-item>
                <text:list-item>
                  <text:p text:style-name="P3">Carried multiple experiment with different setup of Online_v2 &amp; MCM card for testing 1 second &amp; 2 second back grounding monitoring time as well as various tests to check the through put &amp; latency between Online_v2 &amp; MCM. </text:p>
                  <text:p text:style-name="P6"/>
                </text:list-item>
                <text:list-item>
                  <text:p text:style-name="P3">Generated plots for all experiment using GNU plot.</text:p>
                  <text:p text:style-name="P3"><text:s text:c="3"/>plotted various data point like </text:p>
                  <text:p text:style-name="P3"><text:s text:c="2"/><text:tab/> 1. Time between command &amp; response</text:p>
                  <text:p text:style-name="P3"><text:s text:c="3"/><text:tab/> 2. Time between two chunks of data</text:p>
                  <text:p text:style-name="P3"><text:s text:c="2"/><text:tab/> 3. Time between two successive monitoring packets.</text:p>
                  <text:p text:style-name="P6"/>
                </text:list-item>
                <text:list-item>
                  <text:p text:style-name="P3">Prepared slides for 15 September function.</text:p>
                  <text:p text:style-name="P6"/>
                </text:list-item>
                <text:list-item>
                  <text:p text:style-name="P3">Online_v2 interfaced with GUI.</text:p>
                  <text:p text:style-name="P3">A separate thread opened in Online_v2 which will listen on socket for command from GUI. Once it get command from GUI on port 7000, it put that command in particular system queue.Tested four sub-system of C00 viz GAB,Sentinel,Front_end &amp; Fiber-optics. Set the controlling bits of Sentinel bit. Bits are setting tested it using test jig.</text:p>
                  <text:p text:style-name="P6"/>
                </text:list-item>
                <text:list-item>
                  <text:p text:style-name="P3">Added code for C01 antenna in gui.c file. So that Online_v2 can accept command for two antenna C00 &amp; C01 from QML GUI.</text:p>
                  <text:p text:style-name="P3">Tested Online_v2 with two antenna GUI.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3-10-07T15:06:54</meta:creation-date>
    <dc:date>2013-10-07T15:21:01</dc:date>
    <dc:creator>teleset </dc:creator>
    <meta:editing-duration>PT14M7S</meta:editing-duration>
    <meta:editing-cycles>13</meta:editing-cycles>
    <meta:generator>LibreOffice/3.4$Linux LibreOffice_project/340m1$Build-602</meta:generator>
    <meta:document-statistic meta:table-count="0" meta:image-count="0" meta:object-count="0" meta:page-count="1" meta:paragraph-count="15" meta:word-count="214" meta:character-count="1298" meta:non-whitespace-character-count="1076"/>
  </office:meta>
</office:document-meta>
</file>